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9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PEDRAZA RIVERA NORIA FIOREL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1983134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10719831341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LA MERCED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/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PEDRAZA RIVERA NORIA FIOREL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1983134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7654666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3/12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44943159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4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280</text:p>
            <text:p text:style-name="P6"/>
          </table:table-cell>
        </table:table-row>
        <table:table-row>
          <table:table-cell table:style-name="Tableau1.A2" office:value-type="string">
            <text:p text:style-name="P6">P007 - Gallina BB Roja</text:p>
          </table:table-cell>
          <table:table-cell table:style-name="Tableau1.A2" office:value-type="string">
            <text:p text:style-name="P7">3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3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58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9/11/2021</text:p>
          </table:table-cell>
          <table:table-cell table:style-name="Tabla2.A3" office:value-type="string">
            <text:p text:style-name="P22">5286438</text:p>
          </table:table-cell>
          <table:table-cell table:style-name="Tabla2.D3" office:value-type="string">
            <text:p text:style-name="P23">5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>CLIENTE TIENE SALDO A FAVOR DE 80.00 SOLES DEL PEDIDO ANTERIOR, CON EL CUAL CUBRE ESTE PEDIDO.</text:span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21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9T23:17:00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